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enlo-Regular" svg:font-family="Menlo-Regula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eff0f1" fo:padding="0cm" fo:border="none">
        <style:background-image/>
      </style:paragraph-properties>
    </style:style>
    <style:style style:name="P2" style:family="paragraph" style:parent-style-name="Standard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>
      <style:text-properties fo:font-variant="normal" fo:text-transform="none" fo:color="#000000" style:font-name="Menlo-Regular" fo:font-size="11pt" fo:letter-spacing="normal" fo:font-style="normal" fo:font-weight="normal" style:font-name-asian="Menlo-Regular" style:font-size-asian="11pt" style:font-name-complex="Menlo-Regular" style:font-size-complex="11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7" style:family="paragraph" style:parent-style-name="Standard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8" style:family="paragraph" style:parent-style-name="Standard" style:list-style-name="L1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9" style:family="paragraph" style:parent-style-name="Heading_20_2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" style:family="text">
      <style:text-properties fo:font-variant="normal" fo:text-transform="none" fo:color="#242729" style:font-name="Consolas" fo:font-size="8.44999980926514pt" fo:letter-spacing="normal" fo:font-style="normal" fo:font-weight="normal" fo:background-color="#eff0f1" loext:char-shading-value="0"/>
    </style:style>
    <style:style style:name="T2" style:family="text">
      <style:text-properties fo:font-variant="normal" fo:text-transform="none" fo:color="#242729" style:font-name="Consolas" fo:font-size="13pt" fo:letter-spacing="normal" fo:font-style="normal" fo:font-weight="bold" fo:background-color="#eff0f1" loext:char-shading-value="0" style:font-size-asian="13pt" style:font-weight-asian="bold" style:font-size-complex="13pt" style:font-weight-complex="bold"/>
    </style:style>
    <style:style style:name="T3" style:family="text">
      <style:text-properties fo:font-variant="normal" fo:text-transform="none" fo:color="#242729" style:font-name="Consolas" fo:font-size="13pt" fo:letter-spacing="normal" fo:font-style="normal" fo:font-weight="bold" officeooo:rsid="000fa7f5" fo:background-color="#eff0f1" loext:char-shading-value="0" style:font-size-asian="13pt" style:font-weight-asian="bold" style:font-size-complex="13pt" style:font-weight-complex="bold"/>
    </style:style>
    <style:style style:name="T4" style:family="text">
      <style:text-properties fo:font-variant="normal" fo:text-transform="none" fo:color="#242729" style:font-name="Consolas" fo:font-size="12pt" fo:letter-spacing="normal" fo:font-style="normal" fo:font-weight="bold" fo:background-color="#eff0f1" loext:char-shading-value="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242729" style:font-name="Consolas" fo:font-size="12pt" fo:letter-spacing="normal" fo:font-style="normal" fo:font-weight="bold" officeooo:rsid="000fa7f5" fo:background-color="#eff0f1" loext:char-shading-value="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242729" style:font-name="Consolas" fo:font-size="10pt" fo:letter-spacing="normal" fo:font-style="normal" fo:font-weight="bold" fo:background-color="#eff0f1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242729" style:font-name="Consolas" fo:font-size="10pt" fo:letter-spacing="normal" fo:font-style="normal" fo:font-weight="normal" fo:background-color="#eff0f1" loext:char-shading-value="0" style:font-size-asian="10pt" style:font-size-complex="10pt"/>
    </style:style>
    <style:style style:name="T8" style:family="text">
      <style:text-properties fo:font-variant="normal" fo:text-transform="none" fo:color="#000000" style:font-name="Menlo-Regular" fo:font-size="11pt" fo:letter-spacing="normal" fo:font-style="normal" fo:font-weight="normal" style:font-name-asian="Menlo-Regular" style:font-size-asian="11pt" style:font-name-complex="Menlo-Regular" style:font-size-complex="11pt"/>
    </style:style>
    <style:style style:name="T9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ST :</text:h>
      <text:p text:style-name="Standard"/>
      <text:h text:style-name="Heading_20_2" text:outline-level="2">commande sur RPI3 IP 192.168.0.29 avec caméra:</text:h>
      <text:p text:style-name="P1"><text:span text:style-name="Source_20_Text"><text:span text:style-name="T1">/opt/vc/bin/raspivid -t 0 -hf -fps 20 -w 300 -h 300 -o - | gst-lunch-1.0 fdsrc ! h264parse ! rtph264pay config-interval=1 pt=96 ! gdppay ! tcpserversink host=</text:span></text:span><text:span text:style-name="Source_20_Text"><text:span text:style-name="T2">192.168.</text:span></text:span><text:span text:style-name="Source_20_Text"><text:span text:style-name="T3">1.11</text:span></text:span><text:span text:style-name="Source_20_Text"><text:span text:style-name="T1"> port=5000</text:span></text:span></text:p>
      <text:p text:style-name="Text_20_body"><text:line-break/>commande sur Ubuntu :</text:p>
      <text:p text:style-name="P1"><text:span text:style-name="Source_20_Text"><text:span text:style-name="T1">gst-launch-1.0 -v tcpclientsrc host=</text:span></text:span><text:span text:style-name="Source_20_Text"><text:span text:style-name="T4">192.168.</text:span></text:span><text:span text:style-name="Source_20_Text"><text:span text:style-name="T5">1.11</text:span></text:span><text:span text:style-name="Source_20_Text"><text:span text:style-name="T1"> port=5000 <text:s/>! gdpdepay ! <text:s/>rtph264depay ! avdec_h264 ! videoconvert ! autovideosink sync=false</text:span></text:span></text:p>
      <text:p text:style-name="Text_20_body"><text:line-break/>commande sur Apple MacBook OS Sierra :</text:p>
      <text:p text:style-name="P1"><text:span text:style-name="Source_20_Text"><text:span text:style-name="T1">gst-launch-1.0 -v tcpclientsrc host= </text:span></text:span><text:span text:style-name="Source_20_Text"><text:span text:style-name="T4">192.168.0.29</text:span></text:span><text:span text:style-name="Source_20_Text"><text:span text:style-name="T1"> port=5000 <text:s/>! gdpdepay ! <text:s/>rtph264depay ! avdec_h264 ! videoconvert ! </text:span></text:span><text:span text:style-name="Source_20_Text"><text:span text:style-name="T6">osx</text:span></text:span><text:span text:style-name="Source_20_Text"><text:span text:style-name="T7">videosink</text:span></text:span><text:span text:style-name="Source_20_Text"><text:span text:style-name="T1"> sync=false</text:span></text:span></text:p>
      <text:p text:style-name="Text_20_body"><text:line-break/></text:p>
      <text:h text:style-name="Heading_20_2" text:outline-level="2">difficultés rencontrées :</text:h>
      <text:list xml:id="list310753990085766697" text:style-name="L1">
        <text:list-item>
          <text:p text:style-name="P5">Linux Ubuntu 16.04 : aucune !</text:p>
        </text:list-item>
        <text:list-item>
          <text:p text:style-name="P5">Apple MacBook : installation par brew sous Terminal des paquets suivants :</text:p>
          <text:list>
            <text:list-item>
              <text:p text:style-name="P6">brew install gstreamer et vérification ok par gst-inspect-1.0 <text:s/>(si problème avec le Python natif Apple, brew unlink python / brew link –overwrite python/ brew install gstreamer)</text:p>
            </text:list-item>
            <text:list-item>
              <text:p text:style-name="P6">brew install gst-plugins-base</text:p>
            </text:list-item>
            <text:list-item>
              <text:p text:style-name="P8">brew install gst-libav</text:p>
            </text:list-item>
            <text:list-item>
              <text:p text:style-name="P8">brew install gst-plugins-ugly</text:p>
            </text:list-item>
            <text:list-item>
              <text:p text:style-name="P8">brew install gst-plugins-bad</text:p>
            </text:list-item>
            <text:list-item>
              <text:p text:style-name="P8">brew install gst-plugins-good</text:p>
            </text:list-item>
          </text:list>
        </text:list-item>
        <text:list-item>
          <text:p text:style-name="P8">impossible de lire le flux gst sur Apple MacBook VLC</text:p>
        </text:list-item>
      </text:list>
      <text:p text:style-name="P2"/>
      <text:p text:style-name="P2">(peut-être que pour Microsoft Windows, </text:p>
      <text:p text:style-name="P3">mplayer -fps 200 -demuxer h264es ffmpeg://tcp://192.168.0.29:5000 </text:p>
      <text:p text:style-name="Standard"><text:span text:style-name="T8">et</text:span><text:span text:style-name="T9"> il faudra peut-être installer plusieurs bibliothèques complémentaires</text:span></text:p>
      <text:p text:style-name="P2"/>
      <text:h text:style-name="P9" text:outline-level="2">impressions</text:h>
      <text:p text:style-name="P2">très rapide, pas de latence</text:p>
      <text:p text:style-name="Standard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SON</text:h>
      <text:p text:style-name="Text_20_body">Achat d'un petit haut parleur Bluetooth + fil à Carrefour Ploemeur : <text:span text:style-name="T10">moins de 9€ </text:span>!</text:p>
      <text:p text:style-name="P4">pico2wave -l fr-FR -w bonjour.wav <text:s/>« Bonjour le monde »</text:p>
      <text:p text:style-name="Text_20_body"/>
      <text:p text:style-name="Text_20_body">installation de sox : <text:s/></text:p>
      <text:p text:style-name="P4">sudo apt-get install sox</text:p>
      <text:p text:style-name="Text_20_body">Terminal/ ligne de commande :</text:p>
      <text:p text:style-name="P4">play bonjour.wav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enlo-Regular" svg:font-family="Menlo-Regula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pp</meta:initial-creator>
    <meta:creation-date>2017-04-24T18:27:53</meta:creation-date>
    <dc:date>2017-04-25T13:03:20.291953425</dc:date>
    <dc:creator>papy56 </dc:creator>
    <meta:editing-duration>PT1H29M5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228" meta:character-count="1535" meta:non-whitespace-character-count="1331"/>
  </office:meta>
</office:document-meta>
</file>